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9472in"/>
    </style:style>
    <style:style style:name="co6" style:family="table-column">
      <style:table-column-properties fo:break-before="auto" style:column-width="0.742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0.939in"/>
    </style:style>
    <style:style style:name="co9" style:family="table-column">
      <style:table-column-properties fo:break-before="auto" style:column-width="1.748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2.0646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0.9063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1.1689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1.6272in" fo:break-before="auto" style:use-optimal-row-height="false"/>
    </style:style>
    <style:style style:name="ro6" style:family="table-row">
      <style:table-row-properties style:row-height="1.1189in" fo:break-before="auto" style:use-optimal-row-height="false"/>
    </style:style>
    <style:style style:name="ro7" style:family="table-row">
      <style:table-row-properties style:row-height="1.4819in" fo:break-before="auto" style:use-optimal-row-height="false"/>
    </style:style>
    <style:style style:name="ro8" style:family="table-row">
      <style:table-row-properties style:row-height="1.0673in" fo:break-before="auto" style:use-optimal-row-height="false"/>
    </style:style>
    <style:style style:name="ro9" style:family="table-row">
      <style:table-row-properties style:row-height="1.1291in" fo:break-before="auto" style:use-optimal-row-height="false"/>
    </style:style>
    <style:style style:name="ro10" style:family="table-row">
      <style:table-row-properties style:row-height="1.0882in" fo:break-before="auto" style:use-optimal-row-height="false"/>
    </style:style>
    <style:style style:name="ro11" style:family="table-row">
      <style:table-row-properties style:row-height="0.8909in" fo:break-before="auto" style:use-optimal-row-height="false"/>
    </style:style>
    <style:style style:name="ro12" style:family="table-row">
      <style:table-row-properties style:row-height="0.9535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0.5181in" fo:break-before="auto" style:use-optimal-row-height="true"/>
    </style:style>
    <style:style style:name="ro15" style:family="table-row">
      <style:table-row-properties style:row-height="0.5283in" fo:break-before="auto" style:use-optimal-row-height="false"/>
    </style:style>
    <style:style style:name="ro16" style:family="table-row">
      <style:table-row-properties style:row-height="0.7563in" fo:break-before="auto" style:use-optimal-row-height="false"/>
    </style:style>
    <style:style style:name="ro17" style:family="table-row">
      <style:table-row-properties style:row-height="0.5902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9736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9638in" fo:break-before="auto" style:use-optimal-row-height="fals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0.9327in" fo:break-before="auto" style:use-optimal-row-height="false"/>
    </style:style>
    <style:style style:name="ro26" style:family="table-row">
      <style:table-row-properties style:row-height="0.6008in" fo:break-before="auto" style:use-optimal-row-height="fals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0.6634in" fo:break-before="auto" style:use-optimal-row-height="true"/>
    </style:style>
    <style:style style:name="ro29" style:family="table-row">
      <style:table-row-properties style:row-height="0.839in" fo:break-before="auto" style:use-optimal-row-height="true"/>
    </style:style>
    <style:style style:name="ro30" style:family="table-row">
      <style:table-row-properties style:row-height="0.5075in" fo:break-before="auto" style:use-optimal-row-height="true"/>
    </style:style>
    <style:style style:name="ro31" style:family="table-row">
      <style:table-row-properties style:row-height="1.1398in" fo:break-before="auto" style:use-optimal-row-height="true"/>
    </style:style>
    <style:style style:name="ro32" style:family="table-row">
      <style:table-row-properties style:row-height="1.6783in" fo:break-before="auto" style:use-optimal-row-height="true"/>
    </style:style>
    <style:style style:name="ro33" style:family="table-row">
      <style:table-row-properties style:row-height="1.3472in" fo:break-before="auto" style:use-optimal-row-height="true"/>
    </style:style>
    <style:style style:name="ro34" style:family="table-row">
      <style:table-row-properties style:row-height="2.0102in" fo:break-before="auto" style:use-optimal-row-height="true"/>
    </style:style>
    <style:style style:name="ro35" style:family="table-row">
      <style:table-row-properties style:row-height="1.8445in" fo:break-before="auto" style:use-optimal-row-height="true"/>
    </style:style>
    <style:style style:name="ro36" style:family="table-row">
      <style:table-row-properties style:row-height="1.5134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37">
      <style:table-cell-properties fo:border="0.0008in solid #000000"/>
    </style:style>
    <style:style style:name="ce8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9" style:family="table-cell" style:parent-style-name="DataPilot_20_Value" style:data-style-name="N100">
      <style:table-cell-properties fo:border-bottom="0.028in solid #000000" fo:border-left="0.0138in solid #000000" fo:border-right="0.028in solid #000000" fo:border-top="0.0138in solid #000000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start"/>
      <style:text-properties fo:font-weight="normal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" style:font-size-complex="10pt"/>
    </style:style>
    <style:style style:name="ce22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gr1" style:family="graphic">
      <style:graphic-properties draw:marker-start="Extrémité_20_de_20_ligne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color="#000000" fo:font-size="9pt" style:font-name-asian="ＭＳ Ｐゴシック" style:font-size-asian="9pt" style:font-name-complex="Arial1" style:font-size-complex="9pt"/>
    </style:style>
    <style:style style:name="T4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5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6" style:family="text">
      <style:text-properties fo:font-weight="bold"/>
    </style:style>
    <style:style style:name="T7" style:family="text">
      <style:text-properties fo:font-weight="normal"/>
    </style:style>
    <style:style style:name="T8" style:family="text">
      <style:text-properties fo:font-size="10pt" style:font-name-asian="Lucida Sans Unicode" style:font-size-asian="10pt" style:font-name-complex="Tahoma" style:font-size-complex="10pt"/>
    </style:style>
  </office:automatic-styles>
  <office:body>
    <office:spreadsheet>
      <table:table table:name="Introduction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Collaboration Suite Sniff test</text:p>
            <text:p><text:span text:style-name="T2">Total time: </text:span><text:span text:style-name="T2">115 mins</text:span></text:p>
            <text:p><text:span text:style-name="T2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ce6" office:value-type="string">
            <text:p>NotRun</text:p>
          </table:table-cell>
          <table:table-cell table:style-name="ce9" office:value-type="float" office:value="70">
            <text:p>70</text:p>
          </table:table-cell>
          <table:table-cell table:number-columns-repeated="4"/>
        </table:table-row>
      </table:table>
      <table:table table:name="Sniff Test" table:style-name="ta1" table:print="false"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" table:number-columns-repeated="242" table:default-cell-style-name="ce13"/>
        <table:table-row table:style-name="ro3">
          <table:table-cell table:style-name="ce10" office:value-type="string">
            <text:p>Category</text:p>
          </table:table-cell>
          <table:table-cell table:style-name="ce14" office:value-type="string">
            <text:p>Group function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hecks list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Expected Result</text:p>
          </table:table-cell>
          <table:table-cell table:style-name="ce14" office:value-type="string">
            <text:p>Test Result</text:p>
          </table:table-cell>
          <table:table-cell table:style-name="ce14" office:value-type="string">
            <text:p>JIRA Issue</text:p>
          </table:table-cell>
          <table:table-cell table:style-name="ce14" office:value-type="string">
            <text:p>Comments</text:p>
          </table:table-cell>
          <table:table-cell table:style-name="ce14" office:value-type="string">
            <office:annotation draw:style-name="gr1" draw:text-style-name="P2" svg:width="1.1413in" svg:height="0.3902in" svg:x="16.2752in" svg:y="0.0004in" draw:caption-point-x="-16.2752in" draw:caption-point-y="-0.0004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4" office:value-type="string">
            <text:p>Tester</text:p>
          </table:table-cell>
          <table:table-cell table:style-name="ce26" table:number-columns-repeated="242"/>
        </table:table-row>
        <table:table-row table:style-name="ro4">
          <table:table-cell table:style-name="ce11" office:value-type="string">
            <text:p>Public</text:p>
          </table:table-cell>
          <table:table-cell table:style-name="ce15" office:value-type="string">
            <text:p>W3C</text:p>
          </table:table-cell>
          <table:table-cell table:style-name="ce15" office:value-type="string">
            <text:p>SNF_CS_01</text:p>
          </table:table-cell>
          <table:table-cell table:style-name="ce17" office:value-type="string">
            <text:p>WC3 check for pages in public</text:p>
          </table:table-cell>
          <table:table-cell table:style-name="ce19" office:value-type="string">
            <text:p>View source code of a page and check in W3C</text:p>
          </table:table-cell>
          <table:table-cell table:style-name="ce17" office:value-type="string">
            <text:p>No broken error</text:p>
          </table:table-cell>
          <table:table-cell table:style-name="ce22" office:value-type="string">
            <text:p>NotRun</text:p>
          </table:table-cell>
          <table:table-cell table:style-name="ce23" table:number-columns-repeated="2"/>
          <table:table-cell table:style-name="ce17" office:value-type="string">
            <text:p>Minor</text:p>
          </table:table-cell>
          <table:table-cell table:style-name="ce23"/>
          <table:table-cell table:style-name="ce27" table:number-columns-repeated="242"/>
        </table:table-row>
        <table:table-row table:style-name="ro5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2</text:p>
          </table:table-cell>
          <table:table-cell table:style-name="ce17" office:value-type="string">
            <text:p>Manage Group</text:p>
          </table:table-cell>
          <table:table-cell table:style-name="ce20" office:value-type="string">
            <text:p><text:span text:style-name="T3">- Add a Group</text:span></text:p>
            <text:p><text:span text:style-name="T3">- Edit a Group</text:span></text:p>
            <text:p><text:span text:style-name="T3">- Delete <text:s/>a <text:s/></text:span><text:span text:style-name="T3">Group</text:span></text:p>
          </table:table-cell>
          <table:table-cell table:style-name="ce17"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6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3</text:p>
          </table:table-cell>
          <table:table-cell table:style-name="ce17" office:value-type="string">
            <text:p>Manage Personal Calendar</text:p>
          </table:table-cell>
          <table:table-cell table:style-name="ce17" office:value-type="string">
            <text:p>- Add a personal calendar</text:p>
            <text:p>- Edit a personal calendar</text:p>
            <text:p>- Delete a personal calendar</text:p>
          </table:table-cell>
          <table:table-cell table:style-name="ce17"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7">
          <table:table-cell table:style-name="ce12" office:value-type="string">
            <text:p>Calendar</text:p>
          </table:table-cell>
          <table:table-cell table:style-name="ce12" office:value-type="string">
            <text:p>Public calendar</text:p>
          </table:table-cell>
          <table:table-cell table:style-name="ce15" office:value-type="string">
            <text:p>SNF_CS_04</text:p>
          </table:table-cell>
          <table:table-cell table:style-name="ce17" office:value-type="string">
            <text:p>Manage Public Calendar</text:p>
          </table:table-cell>
          <table:table-cell table:style-name="ce17" office:value-type="string">
            <text:p>- Add a public calendar</text:p>
            <text:p>-- Open Add Calendar form</text:p>
            <text:p><text:span text:style-name="T4">-- Input Display </text:span><text:span text:style-name="T4">Name <text:s/></text:span></text:p>
            <text:p><text:span text:style-name="T4">-- In Groups </text:span><text:span text:style-name="T4">tab, choose </text:span><text:span text:style-name="T4">group(s) and </text:span><text:span text:style-name="T4">select User </text:span><text:span text:style-name="T4">name</text:span></text:p>
            <text:p><text:span text:style-name="T4">-- Click </text:span><text:span text:style-name="T5">Save</text:span></text:p>
            <text:p><text:span text:style-name="T4">- Edit a public </text:span><text:span text:style-name="T4">calendar</text:span></text:p>
            <text:p><text:span text:style-name="T4">- Delete a public </text:span><text:span text:style-name="T4">calendar</text:span></text:p>
          </table:table-cell>
          <table:table-cell table:style-name="ce17"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/>
          <table:table-cell table:style-name="ce23"/>
          <table:table-cell table:number-columns-repeated="242"/>
        </table:table-row>
        <table:table-row table:style-name="ro8">
          <table:table-cell table:style-name="ce12" office:value-type="string">
            <text:p>Calendar</text:p>
          </table:table-cell>
          <table:table-cell table:style-name="ce12" office:value-type="string">
            <text:p>Share calendar</text:p>
          </table:table-cell>
          <table:table-cell table:style-name="ce15" office:value-type="string">
            <text:p>SNF_CS_05</text:p>
          </table:table-cell>
          <table:table-cell table:style-name="ce17" office:value-type="string">
            <text:p>Share calendar</text:p>
          </table:table-cell>
          <table:table-cell table:style-name="ce17"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table:style-name="ce17"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8">
          <table:table-cell table:style-name="ce12" office:value-type="string">
            <text:p>Calendar</text:p>
          </table:table-cell>
          <table:table-cell table:style-name="ce12" office:value-type="string">
            <text:p>Category</text:p>
          </table:table-cell>
          <table:table-cell table:style-name="ce15" office:value-type="string">
            <text:p>SNF_CS_06</text:p>
          </table:table-cell>
          <table:table-cell table:style-name="ce17" office:value-type="string">
            <text:p>Manage Categories</text:p>
          </table:table-cell>
          <table:table-cell table:style-name="ce17" office:value-type="string">
            <text:p>- Add a category</text:p>
            <text:p>- Edit a category</text:p>
            <text:p>- Delete a category</text:p>
          </table:table-cell>
          <table:table-cell table:style-name="ce17" office:value-type="string">
            <text:p>- The event category is added successfully</text:p>
            <text:p>- The event category is updated successfully</text:p>
            <text:p>- The event category is delete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/>
          <table:table-cell table:style-name="ce23"/>
          <table:table-cell table:number-columns-repeated="242"/>
        </table:table-row>
        <table:table-row table:style-name="ro9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7</text:p>
          </table:table-cell>
          <table:table-cell table:style-name="ce17" office:value-type="string">
            <text:p>Manage Event</text:p>
          </table:table-cell>
          <table:table-cell table:style-name="ce20" office:value-type="string">
            <text:p><text:span text:style-name="T4">- Add an event</text:span></text:p>
            <text:p><text:span text:style-name="T4">- Edit an event</text:span></text:p>
            <text:p><text:span text:style-name="T4">- Delete an </text:span><text:span text:style-name="T4">event</text:span></text:p>
          </table:table-cell>
          <table:table-cell table:style-name="ce17"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0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8</text:p>
          </table:table-cell>
          <table:table-cell table:style-name="ce17" office:value-type="string">
            <text:p>Manage Task</text:p>
          </table:table-cell>
          <table:table-cell table:style-name="ce17" office:value-type="string">
            <text:p>- Add a task</text:p>
            <text:p>- Edit a task</text:p>
            <text:p>- Delete a task</text:p>
          </table:table-cell>
          <table:table-cell table:style-name="ce17"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1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09</text:p>
          </table:table-cell>
          <table:table-cell table:style-name="ce17" office:value-type="string">
            <text:p>Check highlight mini calendar</text:p>
          </table:table-cell>
          <table:table-cell table:style-name="ce17" office:value-type="string">
            <text:p>Check mini calendar from left pane</text:p>
          </table:table-cell>
          <table:table-cell table:style-name="ce17" office:value-type="string">
            <text:p>- Date has event/task is highlighted</text:p>
            <text:p><text:span text:style-name="T4">- Click on a day, </text:span><text:span text:style-name="T4">all events and </text:span><text:span text:style-name="T4">tasks of that </text:span><text:span text:style-name="T4">day are shown </text:span><text:span text:style-name="T4">in working pane</text:span>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2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10</text:p>
          </table:table-cell>
          <table:table-cell table:style-name="ce17" office:value-type="string">
            <text:p>Check pop-up reminder</text:p>
          </table:table-cell>
          <table:table-cell table:style-name="ce20" office:value-type="string">
            <text:p><text:span text:style-name="T4">In Add new </text:span><text:span text:style-name="T4">event form:</text:span></text:p>
            <text:p><text:span text:style-name="T4">- Input Event </text:span><text:span text:style-name="T4">Summary </text:span></text:p>
            <text:p><text:span text:style-name="T4">- In Reminders </text:span><text:span text:style-name="T4">tab, check </text:span><text:span text:style-name="T4">Show a </text:span><text:span text:style-name="T4">notification </text:span><text:span text:style-name="T4">popup</text:span></text:p>
            <text:p><text:span text:style-name="T4">- Choose the </text:span><text:span text:style-name="T4">Repeat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Remind popup is shown at the right tim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2">
          <table:table-cell table:style-name="ce12" office:value-type="string">
            <text:p>Calendar</text:p>
          </table:table-cell>
          <table:table-cell table:style-name="ce12" office:value-type="string">
            <text:p>Personal calendar</text:p>
          </table:table-cell>
          <table:table-cell table:style-name="ce15" office:value-type="string">
            <text:p>SNF_CS_11</text:p>
          </table:table-cell>
          <table:table-cell table:style-name="ce17" office:value-type="string">
            <text:p>Check email reminder</text:p>
          </table:table-cell>
          <table:table-cell table:style-name="ce20" office:value-type="string">
            <text:p><text:span text:style-name="T4">In Add new </text:span><text:span text:style-name="T4">event form:</text:span></text:p>
            <text:p><text:span text:style-name="T4">- Input Event </text:span><text:span text:style-name="T4">Summary </text:span></text:p>
            <text:p><text:span text:style-name="T4">- In Reminders </text:span><text:span text:style-name="T4">tab, check </text:span><text:span text:style-name="T4">Reminders by </text:span><text:span text:style-name="T4">email</text:span></text:p>
            <text:p><text:span text:style-name="T4">- Choose the </text:span><text:span text:style-name="T4">Repeat</text:span></text:p>
            <text:p><text:span text:style-name="T4">- Click </text:span><text:span text:style-name="T5">Save </text:span></text:p>
          </table:table-cell>
          <table:table-cell table:style-name="ce17" office:value-type="string">
            <text:p>Remind mail is sent at the right tim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3">
          <table:table-cell table:style-name="ce12" office:value-type="string">
            <text:p>Calendar</text:p>
          </table:table-cell>
          <table:table-cell table:style-name="ce12" office:value-type="string">
            <text:p>Share calendar</text:p>
          </table:table-cell>
          <table:table-cell table:style-name="ce15" office:value-type="string">
            <text:p>SNF_CS_12</text:p>
          </table:table-cell>
          <table:table-cell table:style-name="ce17" office:value-type="string">
            <text:p>Add events for shared calendar</text:p>
          </table:table-cell>
          <table:table-cell table:style-name="ce20" office:value-type="string">
            <text:p><text:span text:style-name="T4">- Create </text:span><text:span text:style-name="T4">personal </text:span><text:span text:style-name="T4">calendar</text:span></text:p>
            <text:p><text:span text:style-name="T4">- Share added </text:span><text:span text:style-name="T4">calendar with </text:span><text:span text:style-name="T4">edit right</text:span></text:p>
            <text:p><text:span text:style-name="T4">- Login by </text:span><text:span text:style-name="T4">shared user</text:span></text:p>
            <text:p><text:span text:style-name="T4">- Right click on </text:span><text:span text:style-name="T4">shared calendar </text:span><text:span text:style-name="T4">and select Add </text:span><text:span text:style-name="T4">event</text:span></text:p>
            <text:p><text:span text:style-name="T4">- Input Event </text:span><text:span text:style-name="T4">summary and </text:span><text:span text:style-name="T4">click </text:span><text:span text:style-name="T5">Save</text:span></text:p>
          </table:table-cell>
          <table:table-cell table:style-name="ce17" office:value-type="string">
            <text:p>Add event on shared calendar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3">
          <table:table-cell table:style-name="ce12" office:value-type="string">
            <text:p>Calendar</text:p>
          </table:table-cell>
          <table:table-cell table:style-name="ce12" office:value-type="string">
            <text:p>Share calendar</text:p>
          </table:table-cell>
          <table:table-cell table:style-name="ce15" office:value-type="string">
            <text:p>SNF_CS_13</text:p>
          </table:table-cell>
          <table:table-cell table:style-name="ce17" office:value-type="string">
            <text:p>Add tasks for shared calendar</text:p>
          </table:table-cell>
          <table:table-cell table:style-name="ce20" office:value-type="string">
            <text:p><text:span text:style-name="T4">- Create </text:span><text:span text:style-name="T4">personal </text:span><text:span text:style-name="T4">calendar</text:span></text:p>
            <text:p><text:span text:style-name="T4">- Share added </text:span><text:span text:style-name="T4">calendar with </text:span><text:span text:style-name="T4">edit right</text:span></text:p>
            <text:p><text:span text:style-name="T4">- Login by </text:span><text:span text:style-name="T4">shared user</text:span></text:p>
            <text:p><text:span text:style-name="T4">- Right click on </text:span><text:span text:style-name="T4">shared calendar </text:span><text:span text:style-name="T4">and select Add </text:span><text:span text:style-name="T4">task</text:span></text:p>
            <text:p><text:span text:style-name="T4">- Input Task </text:span><text:span text:style-name="T4">summary and </text:span><text:span text:style-name="T4">click </text:span><text:span text:style-name="T5">Save</text:span></text:p>
          </table:table-cell>
          <table:table-cell table:style-name="ce17" office:value-type="string">
            <text:p>Add task on shared calendar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Calendar</text:p>
          </table:table-cell>
          <table:table-cell table:style-name="ce12" office:value-type="string">
            <text:p>Public calendar</text:p>
          </table:table-cell>
          <table:table-cell table:style-name="ce15" office:value-type="string">
            <text:p>SNF_CS_14</text:p>
          </table:table-cell>
          <table:table-cell table:style-name="ce17" office:value-type="string">
            <text:p>Add events for public calendar</text:p>
          </table:table-cell>
          <table:table-cell table:style-name="ce17" office:value-type="string">
            <text:p>- Login by user who has edit right on a public calendar</text:p>
            <text:p>- Add new event</text:p>
          </table:table-cell>
          <table:table-cell table:style-name="ce17" office:value-type="string">
            <text:p>New event for that public calendar is add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Calendar</text:p>
          </table:table-cell>
          <table:table-cell table:style-name="ce12" office:value-type="string">
            <text:p>Public calendar</text:p>
          </table:table-cell>
          <table:table-cell table:style-name="ce15" office:value-type="string">
            <text:p>SNF_CS_15</text:p>
          </table:table-cell>
          <table:table-cell table:style-name="ce17" office:value-type="string">
            <text:p>Add tasks for public calendar</text:p>
          </table:table-cell>
          <table:table-cell table:style-name="ce17" office:value-type="string">
            <text:p>- Login by user who has edit right on a public calendar</text:p>
            <text:p>- Add new task</text:p>
          </table:table-cell>
          <table:table-cell table:style-name="ce17" office:value-type="string">
            <text:p>New task for that public calendar is add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5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6</text:p>
          </table:table-cell>
          <table:table-cell table:style-name="ce17" office:value-type="string">
            <text:p>Check displaying added task/event in all views</text:p>
          </table:table-cell>
          <table:table-cell table:style-name="ce17" office:value-type="string">
            <text:p>Choose View type from list</text:p>
          </table:table-cell>
          <table:table-cell table:style-name="ce17" office:value-type="string">
            <text:p>Event/task is shown proper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6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7</text:p>
          </table:table-cell>
          <table:table-cell table:style-name="ce17" office:value-type="string">
            <text:p>Drag-drop task/event</text:p>
          </table:table-cell>
          <table:table-cell table:style-name="ce20" office:value-type="string">
            <text:p>- Choose View type from list (except Year view, List View)</text:p>
            <text:p>- Drag &amp; drop added task/event in working pane</text:p>
          </table:table-cell>
          <table:table-cell table:style-name="ce17" office:value-type="string">
            <text:p>Task/event is moved to new place in working pa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7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8</text:p>
          </table:table-cell>
          <table:table-cell table:style-name="ce17" office:value-type="string">
            <text:p>Re-size</text:p>
          </table:table-cell>
          <table:table-cell table:style-name="ce20" office:value-type="string">
            <text:p><text:span text:style-name="T4">- Choose View </text:span><text:span text:style-name="T4">type from list </text:span><text:span text:style-name="T4">(except Year </text:span><text:span text:style-name="T4">view, List View)</text:span></text:p>
            <text:p><text:span text:style-name="T4">- Resize time of </text:span><text:span text:style-name="T4">task/event</text:span></text:p>
          </table:table-cell>
          <table:table-cell table:style-name="ce17" office:value-type="string">
            <text:p>Time of task/event is chang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8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19</text:p>
          </table:table-cell>
          <table:table-cell table:style-name="ce18" office:value-type="string">
            <text:p>View task/event</text:p>
          </table:table-cell>
          <table:table-cell table:style-name="ce17" office:value-type="string">
            <text:p>Right click on event/task and choose View</text:p>
          </table:table-cell>
          <table:table-cell table:style-name="ce17" office:value-type="string">
            <text:p>Event/task content is shown proper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9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20</text:p>
          </table:table-cell>
          <table:table-cell table:style-name="ce17" office:value-type="string">
            <text:p>Import calendar</text:p>
          </table:table-cell>
          <table:table-cell table:style-name="ce17" office:value-type="string">
            <text:p>- Click on Calendar actions and select Import</text:p>
            <text:p><text:span text:style-name="T4">- Select format </text:span></text:p>
            <text:p><text:span text:style-name="T4">- Upload file</text:span></text:p>
            <text:p><text:span text:style-name="T4">- Choose </text:span><text:span text:style-name="T4">calendar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Import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0">
          <table:table-cell table:style-name="ce12" office:value-type="string">
            <text:p>Calendar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21</text:p>
          </table:table-cell>
          <table:table-cell table:style-name="ce17" office:value-type="string">
            <text:p>Export calendar</text:p>
          </table:table-cell>
          <table:table-cell table:style-name="ce20" office:value-type="string">
            <text:p><text:span text:style-name="T4">- Right click on </text:span><text:span text:style-name="T4">existing </text:span><text:span text:style-name="T4">calendar and </text:span><text:span text:style-name="T4">select Export</text:span></text:p>
            <text:p><text:span text:style-name="T4">- Click </text:span><text:span text:style-name="T5">Save</text:span></text:p>
          </table:table-cell>
          <table:table-cell table:style-name="ce17" office:value-type="string">
            <text:p>Export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8">
          <table:table-cell table:style-name="ce12" office:value-type="string">
            <text:p>Calendar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22</text:p>
          </table:table-cell>
          <table:table-cell table:style-name="ce17" office:value-type="string">
            <text:p>Quick search</text:p>
          </table:table-cell>
          <table:table-cell table:style-name="ce17" office:value-type="string">
            <text:p>Input a normal text and click Search icon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Calendar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23</text:p>
          </table:table-cell>
          <table:table-cell table:style-name="ce17" office:value-type="string">
            <text:p>Advanced search (simple case)</text:p>
          </table:table-cell>
          <table:table-cell table:style-name="ce17" office:value-type="string">
            <text:p>In Advanced search form:</text:p>
            <text:p>- Input search condition</text:p>
            <text:p>- Click <text:span text:style-name="T6">Search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1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4</text:p>
          </table:table-cell>
          <table:table-cell table:style-name="ce17" office:value-type="string">
            <text:p>Manage Mail Account</text:p>
          </table:table-cell>
          <table:table-cell table:style-name="ce17" office:value-type="string">
            <text:p>- Create 2 accounts (one IMAP , one POP3, each account has about 10 - 20 messages )</text:p>
            <text:p>- Edit the accounts</text:p>
            <text:p>- Delete the accounts</text:p>
          </table:table-cell>
          <table:table-cell table:style-name="ce17" office:value-type="string">
            <text:p>The accounts are added/edited/removed successfully</text:p>
            <text:p/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5</text:p>
          </table:table-cell>
          <table:table-cell table:style-name="ce17" office:value-type="string">
            <text:p>Check mail</text:p>
            <text:p/>
          </table:table-cell>
          <table:table-cell table:style-name="ce17" office:value-type="string">
            <text:p>After creating account mail</text:p>
            <text:p>- Click <text:span text:style-name="T6">Get </text:span><text:span text:style-name="T6">mail </text:span>button on tool bar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2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6</text:p>
          </table:table-cell>
          <table:table-cell table:style-name="ce17" office:value-type="string">
            <text:p>Compose mail</text:p>
          </table:table-cell>
          <table:table-cell table:style-name="ce17" office:value-type="string">
            <text:p>After creating account mail</text:p>
            <text:p>- Click <text:span text:style-name="T6">Compose</text:span> button on tool bar</text:p>
          </table:table-cell>
          <table:table-cell table:style-name="ce17" office:value-type="string">
            <text:p>- Compose new mail form appears</text:p>
            <text:p>- Mail is sent successfully after input required fields &amp; click <text:span text:style-name="T6">Send</text:span>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3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7</text:p>
          </table:table-cell>
          <table:table-cell table:style-name="ce17" office:value-type="string">
            <text:p>Reply</text:p>
          </table:table-cell>
          <table:table-cell table:style-name="ce17" office:value-type="string">
            <text:p>After getting mails from server</text:p>
            <text:p>- Right click on one mail from list and choose <text:span text:style-name="T6">Reply </text:span><text:span text:style-name="T6">to sender </text:span><text:span text:style-name="T7">option</text:span></text:p>
            <text:p><text:span text:style-name="T7">- Input </text:span><text:span text:style-name="T7">required field</text:span></text:p>
            <text:p><text:span text:style-name="T7">- Click </text:span><text:span text:style-name="T6">Send </text:span><text:span text:style-name="T6">mail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2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8</text:p>
          </table:table-cell>
          <table:table-cell table:style-name="ce17" office:value-type="string">
            <text:p>Forward</text:p>
          </table:table-cell>
          <table:table-cell table:style-name="ce17" office:value-type="string">
            <text:p>After getting mails from server</text:p>
            <text:p>- Right click on selected mail and choose <text:span text:style-name="T6">Forward </text:span><text:span text:style-name="T7">option</text:span></text:p>
            <text:p><text:span text:style-name="T7">- Input </text:span><text:span text:style-name="T7">required fields</text:span></text:p>
            <text:p><text:span text:style-name="T7">- Click </text:span><text:span text:style-name="T6">Send </text:span><text:span text:style-name="T6">mail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29</text:p>
          </table:table-cell>
          <table:table-cell table:style-name="ce17" office:value-type="string">
            <text:p>Attachment</text:p>
          </table:table-cell>
          <table:table-cell table:style-name="ce17" office:value-type="string">
            <text:p>In compose mail form</text:p>
            <text:p>- Click attach file icon on the form</text:p>
            <text:p>- Perform to load attachment</text:p>
          </table:table-cell>
          <table:table-cell table:style-name="ce17" office:value-type="string">
            <text:p>- Attach file successfully</text:p>
            <text:p>- Send mail with attachment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4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0</text:p>
          </table:table-cell>
          <table:table-cell table:style-name="ce17" office:value-type="string">
            <text:p>Drag-drop mail</text:p>
          </table:table-cell>
          <table:table-cell table:style-name="ce17"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table:style-name="ce17" office:value-type="string">
            <text:p>Actions are done, selected mails are moved to new plac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3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1</text:p>
          </table:table-cell>
          <table:table-cell table:style-name="ce17" office:value-type="string">
            <text:p>Manage a message</text:p>
          </table:table-cell>
          <table:table-cell table:style-name="ce17" office:value-type="string">
            <text:p>After checked some mails</text:p>
            <text:p>- Open Inbox folder</text:p>
            <text:p>- Right click on a message</text:p>
            <text:p>- Try to perform action in the menu.</text:p>
            <text:p>- Move message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2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2</text:p>
          </table:table-cell>
          <table:table-cell table:style-name="ce17" office:value-type="string">
            <text:p>Manage a folder</text:p>
          </table:table-cell>
          <table:table-cell table:style-name="ce17" office:value-type="string">
            <text:p><text:span text:style-name="T7">- Add new </text:span><text:span text:style-name="T7">folder</text:span></text:p>
            <text:p><text:span text:style-name="T7">- Perform to </text:span><text:span text:style-name="T7">move some </text:span><text:span text:style-name="T7">mails to new </text:span><text:span text:style-name="T7">added folder</text:span></text:p>
            <text:p><text:span text:style-name="T7">- Do actions in </text:span><text:span text:style-name="T7">right click </text:span><text:span text:style-name="T7">menu of new </text:span><text:span text:style-name="T7">added folder: </text:span><text:span text:style-name="T7">edit delet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5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3</text:p>
          </table:table-cell>
          <table:table-cell table:style-name="ce17" office:value-type="string">
            <text:p>Manage a tag</text:p>
          </table:table-cell>
          <table:table-cell table:style-name="ce17" office:value-type="string">
            <text:p><text:span text:style-name="T7">- Add new a </text:span><text:span text:style-name="T7">tag</text:span></text:p>
            <text:p><text:span text:style-name="T7">- Add tag for </text:span><text:span text:style-name="T7">some mails</text:span></text:p>
            <text:p><text:span text:style-name="T7">- Right-click </text:span><text:span text:style-name="T7">on the tag &amp; </text:span><text:span text:style-name="T7">perform </text:span><text:span text:style-name="T7">actions from </text:span><text:span text:style-name="T7">menu: edit </text:span><text:span text:style-name="T7">delet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2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4</text:p>
          </table:table-cell>
          <table:table-cell table:style-name="ce17" office:value-type="string">
            <text:p>More Actions</text:p>
          </table:table-cell>
          <table:table-cell table:style-name="ce17" office:value-type="string">
            <text:p>After checked some mails</text:p>
            <text:p>- Open Inbox folder</text:p>
            <text:p>- Check a mail</text:p>
            <text:p>- Do actions in More Actions menu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4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5</text:p>
          </table:table-cell>
          <table:table-cell table:style-name="ce17" office:value-type="string">
            <text:p>Filter messages</text:p>
          </table:table-cell>
          <table:table-cell table:style-name="ce17" office:value-type="string">
            <text:p>After checked some mails</text:p>
            <text:p>- Open Inbox folder</text:p>
            <text:p>- Check a mail</text:p>
            <text:p>- Do actions in Filter menu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/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Mail</text:p>
          </table:table-cell>
          <table:table-cell table:style-name="ce16" office:value-type="string">
            <text:p>Main checks</text:p>
          </table:table-cell>
          <table:table-cell table:style-name="ce15" office:value-type="string">
            <text:p>SNF_CS_36</text:p>
          </table:table-cell>
          <table:table-cell table:style-name="ce17" office:value-type="string">
            <text:p>Mange Filters</text:p>
          </table:table-cell>
          <table:table-cell table:style-name="ce17" office:value-type="string">
            <text:p>- Add a filter</text:p>
            <text:p>- Edit a filter</text:p>
            <text:p>- Delete a filter</text:p>
          </table:table-cell>
          <table:table-cell table:style-name="ce17" office:value-type="string">
            <text:p>All action are done norma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/>
          <table:table-cell table:style-name="ce23"/>
          <table:table-cell table:number-columns-repeated="242"/>
        </table:table-row>
        <table:table-row table:style-name="ro24">
          <table:table-cell table:style-name="ce12" office:value-type="string">
            <text:p>Mail</text:p>
          </table:table-cell>
          <table:table-cell table:style-name="ce16" office:value-type="string">
            <text:p>Search</text:p>
          </table:table-cell>
          <table:table-cell table:style-name="ce15" office:value-type="string">
            <text:p>SNF_CS_37</text:p>
          </table:table-cell>
          <table:table-cell table:style-name="ce17" office:value-type="string">
            <text:p>Quick search</text:p>
          </table:table-cell>
          <table:table-cell table:style-name="ce17" office:value-type="string">
            <text:p>After checked some mails</text:p>
            <text:p>- Input keyword into combo box of quick search</text:p>
            <text:p>- Click <text:span text:style-name="T6">Search </text:span><text:span text:style-name="T7"><text:s/>icon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Mail</text:p>
          </table:table-cell>
          <table:table-cell table:style-name="ce16" office:value-type="string">
            <text:p>Search</text:p>
          </table:table-cell>
          <table:table-cell table:style-name="ce15" office:value-type="string">
            <text:p>SNF_CS_38</text:p>
          </table:table-cell>
          <table:table-cell table:style-name="ce17" office:value-type="string">
            <text:p>Advanced search (simple case)</text:p>
          </table:table-cell>
          <table:table-cell table:style-name="ce17" office:value-type="string">
            <text:p>In Advanced search form</text:p>
            <text:p>- Input search condition</text:p>
            <text:p>- Click <text:span text:style-name="T6">Search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Mail</text:p>
          </table:table-cell>
          <table:table-cell table:style-name="ce16" office:value-type="string">
            <text:p>Other checks</text:p>
          </table:table-cell>
          <table:table-cell table:style-name="ce15" office:value-type="string">
            <text:p>SNF_CS_39</text:p>
          </table:table-cell>
          <table:table-cell table:style-name="ce17" office:value-type="string">
            <text:p>Add event in Mail</text:p>
          </table:table-cell>
          <table:table-cell table:style-name="ce17" office:value-type="string">
            <text:p>- Add a event in Mail</text:p>
          </table:table-cell>
          <table:table-cell table:style-name="ce17" office:value-type="string">
            <text:p>The event is added successfully and update in Calendar application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/>
          <table:table-cell table:style-name="ce23"/>
          <table:table-cell table:number-columns-repeated="242"/>
        </table:table-row>
        <table:table-row table:style-name="ro3">
          <table:table-cell table:style-name="ce12" office:value-type="string">
            <text:p>Mail</text:p>
          </table:table-cell>
          <table:table-cell table:style-name="ce16" office:value-type="string">
            <text:p>Other checks</text:p>
          </table:table-cell>
          <table:table-cell table:style-name="ce15" office:value-type="string">
            <text:p>SNF_CS_40</text:p>
          </table:table-cell>
          <table:table-cell table:style-name="ce17" office:value-type="string">
            <text:p>Manage Contact in Mail</text:p>
          </table:table-cell>
          <table:table-cell table:style-name="ce17" office:value-type="string">
            <text:p>- Add/edit/delete contacts in Mail</text:p>
          </table:table-cell>
          <table:table-cell table:style-name="ce17" office:value-type="string">
            <text:p>All actions are done norma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/>
          <table:table-cell table:style-name="ce23"/>
          <table:table-cell table:number-columns-repeated="242"/>
        </table:table-row>
        <table:table-row table:style-name="ro26">
          <table:table-cell table:style-name="ce12" office:value-type="string">
            <text:p>Contact</text:p>
          </table:table-cell>
          <table:table-cell table:style-name="ce12" office:value-type="string">
            <text:p>Create new</text:p>
          </table:table-cell>
          <table:table-cell table:style-name="ce15" office:value-type="string">
            <text:p>SNF_CS_41</text:p>
          </table:table-cell>
          <table:table-cell table:style-name="ce17" office:value-type="string">
            <text:p>Manage Address book</text:p>
            <text:p/>
          </table:table-cell>
          <table:table-cell table:style-name="ce17" office:value-type="string">
            <text:p>- Add address books</text:p>
            <text:p>- Edit address books</text:p>
            <text:p>- Delete address books</text:p>
          </table:table-cell>
          <table:table-cell table:style-name="ce17" office:value-type="string">
            <text:p>All action are done norma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7">
          <table:table-cell table:style-name="ce12" office:value-type="string">
            <text:p>Contact</text:p>
          </table:table-cell>
          <table:table-cell table:style-name="ce12" office:value-type="string">
            <text:p>Share</text:p>
          </table:table-cell>
          <table:table-cell table:style-name="ce15" office:value-type="string">
            <text:p>SNF_CS_42</text:p>
          </table:table-cell>
          <table:table-cell table:style-name="ce17" office:value-type="string">
            <text:p>Share address book</text:p>
          </table:table-cell>
          <table:table-cell table:style-name="ce20" office:value-type="string">
            <text:p><text:span text:style-name="T4">- Right click on </text:span><text:span text:style-name="T4">added address </text:span><text:span text:style-name="T4">book and select </text:span><text:span text:style-name="T5">Share</text:span></text:p>
            <text:p><text:span text:style-name="T4">- Input or select </text:span><text:span text:style-name="T4">User or Group </text:span><text:span text:style-name="T4">and click </text:span><text:span text:style-name="T5">Save</text:span></text:p>
          </table:table-cell>
          <table:table-cell table:style-name="ce17" office:value-type="string">
            <text:p>Action is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1">
          <table:table-cell table:style-name="ce12" office:value-type="string">
            <text:p>Contact</text:p>
          </table:table-cell>
          <table:table-cell table:style-name="ce12" office:value-type="string">
            <text:p>Create new</text:p>
          </table:table-cell>
          <table:table-cell table:style-name="ce15" office:value-type="string">
            <text:p>SNF_CS_43</text:p>
          </table:table-cell>
          <table:table-cell table:style-name="ce17" office:value-type="string">
            <text:p>Manage Contact</text:p>
          </table:table-cell>
          <table:table-cell table:style-name="ce17" office:value-type="string">
            <text:p>- Add a contact</text:p>
            <text:p>- Edit a contact</text:p>
            <text:p>- Delete a contact</text:p>
            <text:p>- Move Contact</text:p>
            <text:p/>
          </table:table-cell>
          <table:table-cell table:style-name="ce17" office:value-type="string">
            <text:p>All action are done norma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8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4</text:p>
          </table:table-cell>
          <table:table-cell table:style-name="ce17" office:value-type="string">
            <text:p>Print contact</text:p>
          </table:table-cell>
          <table:table-cell table:style-name="ce17" office:value-type="string">
            <text:p>Right click on one contact or choose some and select <text:span text:style-name="T6">Print</text:span></text:p>
          </table:table-cell>
          <table:table-cell table:style-name="ce17" office:value-type="string">
            <text:p>Print preview form is shown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8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5</text:p>
          </table:table-cell>
          <table:table-cell table:style-name="ce17" office:value-type="string">
            <text:p>Copy/Paste Contact</text:p>
          </table:table-cell>
          <table:table-cell table:style-name="ce17" office:value-type="string">
            <text:p>- Right click on one contact or choose some and select <text:span text:style-name="T6">Copy</text:span></text:p>
            <text:p><text:span text:style-name="T4">- Right click on </text:span><text:span text:style-name="T4">another address </text:span><text:span text:style-name="T4">book, select <text:s/></text:span><text:span text:style-name="T5">Paste 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7">
          <table:table-cell table:style-name="ce12" office:value-type="string">
            <text:p>Contact</text:p>
          </table:table-cell>
          <table:table-cell table:style-name="ce12" office:value-type="string">
            <text:p>Share</text:p>
          </table:table-cell>
          <table:table-cell table:style-name="ce15" office:value-type="string">
            <text:p>SNF_CS_46</text:p>
          </table:table-cell>
          <table:table-cell table:style-name="ce17" office:value-type="string">
            <text:p>Share contact</text:p>
          </table:table-cell>
          <table:table-cell table:style-name="ce20" office:value-type="string">
            <text:p><text:span text:style-name="T4">- Right click on </text:span><text:span text:style-name="T4">this contact and </text:span><text:span text:style-name="T4">select </text:span><text:span text:style-name="T5">Share</text:span></text:p>
            <text:p><text:span text:style-name="T4">- Input or select </text:span><text:span text:style-name="T4">User or Group </text:span><text:span text:style-name="T4">and click </text:span><text:span text:style-name="T5">Save</text:span></text:p>
          </table:table-cell>
          <table:table-cell table:style-name="ce17" office:value-type="string">
            <text:p>Action is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8">
          <table:table-cell table:style-name="ce12" office:value-type="string">
            <text:p>Contact</text:p>
          </table:table-cell>
          <table:table-cell table:style-name="ce12" office:value-type="string">
            <text:p>Display</text:p>
          </table:table-cell>
          <table:table-cell table:style-name="ce15" office:value-type="string">
            <text:p>SNF_CS_47</text:p>
          </table:table-cell>
          <table:table-cell table:style-name="ce17" office:value-type="string">
            <text:p>Switch views </text:p>
          </table:table-cell>
          <table:table-cell table:style-name="ce17" office:value-type="string">
            <text:p>- Click List or Vcard to view contact</text:p>
          </table:table-cell>
          <table:table-cell table:style-name="ce17" office:value-type="string">
            <text:p>Contact are shown properly in both 2 view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9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8</text:p>
          </table:table-cell>
          <table:table-cell table:style-name="ce17" office:value-type="string">
            <text:p>Tag on specific contact</text:p>
          </table:table-cell>
          <table:table-cell table:style-name="ce17" office:value-type="string">
            <text:p>- Right click on one contact from list or choose some, then choose Tag option on menu Or click <text:s/>Tag icon in tool bar</text:p>
            <text:p><text:span text:style-name="T4">- Input Tag </text:span><text:span text:style-name="T4">Name and click </text:span><text:span text:style-name="T5">Sav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0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49</text:p>
          </table:table-cell>
          <table:table-cell table:style-name="ce17" office:value-type="string">
            <text:p>Send Email contact</text:p>
          </table:table-cell>
          <table:table-cell table:style-name="ce17" office:value-type="string">
            <text:p>- Right click on one contact from list and select Email</text:p>
            <text:p><text:span text:style-name="T4">- Click </text:span><text:span text:style-name="T5">Send </text:span><text:span text:style-name="T4">in </text:span><text:span text:style-name="T4">send mail form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1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0</text:p>
          </table:table-cell>
          <table:table-cell table:style-name="ce17" office:value-type="string">
            <text:p>Import Address book</text:p>
          </table:table-cell>
          <table:table-cell table:style-name="ce17" office:value-type="string">
            <text:p>- Right click on existed address book &amp; select <text:span text:style-name="T6">Import </text:span>or select <text:span text:style-name="T6">Import </text:span><text:span text:style-name="T7">in tool bar</text:span></text:p>
            <text:p><text:span text:style-name="T4">- Choose </text:span><text:span text:style-name="T4">address book to </text:span><text:span text:style-name="T4">be destination</text:span></text:p>
            <text:p><text:span text:style-name="T4">- Select format</text:span></text:p>
            <text:p><text:span text:style-name="T4">- Upload valid </text:span><text:span text:style-name="T4">file and click </text:span><text:span text:style-name="T5">Save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31">
          <table:table-cell table:style-name="ce12" office:value-type="string">
            <text:p>Contact</text:p>
          </table:table-cell>
          <table:table-cell table:style-name="ce12" office:value-type="string">
            <text:p>Other checks</text:p>
          </table:table-cell>
          <table:table-cell table:style-name="ce15" office:value-type="string">
            <text:p>SNF_CS_51</text:p>
          </table:table-cell>
          <table:table-cell table:style-name="ce17" office:value-type="string">
            <text:p>Export Address book</text:p>
          </table:table-cell>
          <table:table-cell table:style-name="ce17" office:value-type="string">
            <text:p>- Right click on existed address book &amp; select <text:span text:style-name="T6">Export</text:span> or select <text:span text:style-name="T6">Export </text:span><text:span text:style-name="T7">in tool bar</text:span></text:p>
            <text:p><text:span text:style-name="T4">- Select address </text:span><text:span text:style-name="T4">book(s) </text:span></text:p>
            <text:p><text:span text:style-name="T4">- Input Name</text:span></text:p>
            <text:p><text:span text:style-name="T4">- Select format</text:span></text:p>
            <text:p><text:span text:style-name="T4">- Click </text:span><text:span text:style-name="T5"><text:s/>Export</text:span><text:span text:style-name="T4"> </text:span></text:p>
          </table:table-cell>
          <table:table-cell table:style-name="ce17" office:value-type="string">
            <text:p>Actions are don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8">
          <table:table-cell table:style-name="ce12" office:value-type="string">
            <text:p>Contact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52</text:p>
          </table:table-cell>
          <table:table-cell table:style-name="ce17" office:value-type="string">
            <text:p>Quick search </text:p>
          </table:table-cell>
          <table:table-cell table:style-name="ce17" office:value-type="string">
            <text:p>Input a normal text and click <text:span text:style-name="T6">Search</text:span> icon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0">
          <table:table-cell table:style-name="ce12" office:value-type="string">
            <text:p>Contact</text:p>
          </table:table-cell>
          <table:table-cell table:style-name="ce12" office:value-type="string">
            <text:p>Search</text:p>
          </table:table-cell>
          <table:table-cell table:style-name="ce15" office:value-type="string">
            <text:p>SNF_CS_53</text:p>
          </table:table-cell>
          <table:table-cell table:style-name="ce17" office:value-type="string">
            <text:p>Advanced search(simple case)</text:p>
          </table:table-cell>
          <table:table-cell table:style-name="ce20" office:value-type="string">
            <text:p><text:span text:style-name="T4">In Advanced </text:span><text:span text:style-name="T4">search form:</text:span></text:p>
            <text:p>Input search condition and click <text:span text:style-name="T6">Search</text:span></text:p>
          </table:table-cell>
          <table:table-cell table:style-name="ce17" office:value-type="string">
            <text:p>Return search result with no error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4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4</text:p>
          </table:table-cell>
          <table:table-cell table:style-name="ce17" office:value-type="string">
            <text:p>Create new room</text:p>
          </table:table-cell>
          <table:table-cell table:style-name="ce17" office:value-type="string">
            <text:p>- Click New Room in Action bar</text:p>
            <text:p>- Input valid value for room name</text:p>
            <text:p>- Click Save</text:p>
          </table:table-cell>
          <table:table-cell table:style-name="ce17" office:value-type="string">
            <text:p>New room is added, conversation window is open with configuration form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32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5</text:p>
          </table:table-cell>
          <table:table-cell table:style-name="ce17" office:value-type="string">
            <text:p>Invite</text:p>
          </table:table-cell>
          <table:table-cell table:style-name="ce17"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table:style-name="ce17"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2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6</text:p>
          </table:table-cell>
          <table:table-cell table:style-name="ce17" office:value-type="string">
            <text:p>Configure</text:p>
          </table:table-cell>
          <table:table-cell table:style-name="ce17"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table:style-name="ce17" office:value-type="string">
            <text:p>Change in the configuration is saved or not</text:p>
          </table:table-cell>
          <table:table-cell table:style-name="ce22" office:value-type="string">
            <text:p>NotRun</text:p>
          </table:table-cell>
          <table:table-cell table:style-name="ce25"/>
          <table:table-cell table:style-name="ce24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24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7</text:p>
          </table:table-cell>
          <table:table-cell table:style-name="ce17" office:value-type="string">
            <text:p>Send message in chat room</text:p>
          </table:table-cell>
          <table:table-cell table:style-name="ce17" office:value-type="string">
            <text:p>- Add new room</text:p>
            <text:p>- Invite others to join room</text:p>
            <text:p>- Room's participants send message together</text:p>
          </table:table-cell>
          <table:table-cell table:style-name="ce17" office:value-type="string">
            <text:p>Messages are sent &amp; received successful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18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8</text:p>
          </table:table-cell>
          <table:table-cell table:style-name="ce17" office:value-type="string">
            <text:p>Leave</text:p>
          </table:table-cell>
          <table:table-cell table:style-name="ce17" office:value-type="string">
            <text:p>- Add new room</text:p>
            <text:p>- Click Leave in the chat room</text:p>
          </table:table-cell>
          <table:table-cell table:style-name="ce17" office:value-type="string">
            <text:p>The chat room is clos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3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59</text:p>
          </table:table-cell>
          <table:table-cell table:style-name="ce17" office:value-type="string">
            <text:p>Join room</text:p>
          </table:table-cell>
          <table:table-cell table:style-name="ce17" office:value-type="string">
            <text:p>- Add some new rooms</text:p>
            <text:p>- Click Join room in Action bar</text:p>
          </table:table-cell>
          <table:table-cell table:style-name="ce17"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13">
          <table:table-cell table:style-name="ce12" office:value-type="string">
            <text:p>Chat</text:p>
          </table:table-cell>
          <table:table-cell table:style-name="ce12" office:value-type="string">
            <text:p>Chat room</text:p>
          </table:table-cell>
          <table:table-cell table:style-name="ce15" office:value-type="string">
            <text:p>SNF_CS_60</text:p>
          </table:table-cell>
          <table:table-cell table:style-name="ce17" office:value-type="string">
            <text:p>Show sent messages in period of time</text:p>
          </table:table-cell>
          <table:table-cell table:style-name="ce20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table:style-name="ce17" office:value-type="string">
            <text:p>Sent messages at corresponding time will be display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4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1</text:p>
          </table:table-cell>
          <table:table-cell table:style-name="ce17" office:value-type="string">
            <text:p>Add contact</text:p>
          </table:table-cell>
          <table:table-cell table:style-name="ce17"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table:style-name="ce17"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5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2</text:p>
          </table:table-cell>
          <table:table-cell table:style-name="ce17" office:value-type="string">
            <text:p>Add private chat</text:p>
          </table:table-cell>
          <table:table-cell table:style-name="ce17"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table:style-name="ce17" office:value-type="string">
            <text:p>A private chat room between A &amp; B is shown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36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3</text:p>
          </table:table-cell>
          <table:table-cell table:style-name="ce17" office:value-type="string">
            <text:p>Send message in private chat</text:p>
          </table:table-cell>
          <table:table-cell table:style-name="ce17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table:style-name="ce17" office:value-type="string">
            <text:p>User A &amp; B can send &amp; receive message properly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36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4</text:p>
          </table:table-cell>
          <table:table-cell table:style-name="ce17" office:value-type="string">
            <text:p>Send file in private chat</text:p>
          </table:table-cell>
          <table:table-cell table:style-name="ce17"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table:style-name="ce17"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ajor</text:p>
          </table:table-cell>
          <table:table-cell table:style-name="ce23"/>
          <table:table-cell table:number-columns-repeated="242"/>
        </table:table-row>
        <table:table-row table:style-name="ro32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5</text:p>
          </table:table-cell>
          <table:table-cell table:style-name="ce17" office:value-type="string">
            <text:p>Export private chat history</text:p>
          </table:table-cell>
          <table:table-cell table:style-name="ce21" office:value-type="string">
            <text:p><text:span text:style-name="T8">- Login by 2 </text:span><text:span text:style-name="T8">users in </text:span><text:span text:style-name="T8">different </text:span><text:span text:style-name="T8">browsers </text:span></text:p>
            <text:p><text:span text:style-name="T8">- User A adds </text:span><text:span text:style-name="T8">user B into </text:span><text:span text:style-name="T8">personal </text:span><text:span text:style-name="T8">contacts list</text:span></text:p>
            <text:p><text:span text:style-name="T8">- User A right-</text:span><text:span text:style-name="T8">click on user </text:span><text:span text:style-name="T8">B's name in </text:span><text:span text:style-name="T8">the personal </text:span><text:span text:style-name="T8">contacts list </text:span><text:span text:style-name="T8">and choose </text:span><text:span text:style-name="T8">Send </text:span><text:span text:style-name="T8">message</text:span></text:p>
            <text:p><text:span text:style-name="T8">- A &amp; B send </text:span><text:span text:style-name="T8">message </text:span><text:span text:style-name="T8">together</text:span></text:p>
            <text:p><text:span text:style-name="T8">- One of 2 </text:span><text:span text:style-name="T8">users click </text:span><text:span text:style-name="T8">Export History </text:span><text:span text:style-name="T8">in the private </text:span><text:span text:style-name="T8">room</text:span></text:p>
          </table:table-cell>
          <table:table-cell table:style-name="ce17" office:value-type="string">
            <text:p>All sent messages between 2 users are exported in a file (except information relates to sent file)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2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6</text:p>
          </table:table-cell>
          <table:table-cell table:style-name="ce17" office:value-type="string">
            <text:p>Remove contact</text:p>
          </table:table-cell>
          <table:table-cell table:style-name="ce17" office:value-type="string">
            <text:p>- User A adds user B into his personal contacts list</text:p>
            <text:p>- Right click on added contact from list on your left and select Remove</text:p>
          </table:table-cell>
          <table:table-cell table:style-name="ce17" office:value-type="string">
            <text:p>Both user A &amp; B are removed from personal contacts list of each others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7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7</text:p>
          </table:table-cell>
          <table:table-cell table:style-name="ce17" office:value-type="string">
            <text:p>Show sent messages in period of time</text:p>
          </table:table-cell>
          <table:table-cell table:style-name="ce20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table:style-name="ce17" office:value-type="string">
            <text:p>Sent messages at corresponding time will be display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38">
          <table:table-cell table:style-name="ce12" office:value-type="string">
            <text:p>Chat</text:p>
          </table:table-cell>
          <table:table-cell table:style-name="ce12" office:value-type="string">
            <text:p>Private room</text:p>
          </table:table-cell>
          <table:table-cell table:style-name="ce15" office:value-type="string">
            <text:p>SNF_CS_68</text:p>
          </table:table-cell>
          <table:table-cell table:style-name="ce17" office:value-type="string">
            <text:p>User status</text:p>
          </table:table-cell>
          <table:table-cell table:style-name="ce20" office:value-type="string">
            <text:p>- Login in Chat application</text:p>
            <text:p>- Change status</text:p>
          </table:table-cell>
          <table:table-cell table:style-name="ce17" office:value-type="string">
            <text:p>Icon for your status is changed</text:p>
          </table:table-cell>
          <table:table-cell table:style-name="ce22" office:value-type="string">
            <text:p>NotRun</text:p>
          </table:table-cell>
          <table:table-cell table:style-name="ce24" table:number-columns-repeated="2"/>
          <table:table-cell table:style-name="ce17" office:value-type="string">
            <text:p>Minor</text:p>
          </table:table-cell>
          <table:table-cell table:style-name="ce23"/>
          <table:table-cell table:number-columns-repeated="242"/>
        </table:table-row>
        <table:table-row table:style-name="ro2" table:number-rows-repeated="65466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Sniff Test'.A1:'Sniff Test'.G11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'Sniff Test'.A1:'Sniff Test'.I65481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'Sniff Test'.A1:'Sniff Test'.I65481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02in" fo:page-height="8.2701in" style:num-format="1" style:print-orientation="landscape" fo:margin-top="0.2in" fo:margin-bottom="0.2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15:2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8-12-16T22:10:12</meta:creation-date>
    <dc:creator>Thanh Cong Nguyen</dc:creator>
    <dc:date>2010-05-10T15:21:34</dc:date>
    <dc:language>en-US</dc:language>
    <meta:editing-cycles>77</meta:editing-cycles>
    <meta:editing-duration>P1DT16H35M23S</meta:editing-duration>
    <meta:user-defined meta:name="Info 1"/>
    <meta:user-defined meta:name="Info 2"/>
    <meta:user-defined meta:name="Info 3"/>
    <meta:user-defined meta:name="Info 4"/>
    <meta:document-statistic meta:table-count="2" meta:cell-count="568"/>
  </office:meta>
</office:document-meta>
</file>